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nter" svg:font-family="Inte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50%"/>
      <style:text-properties style:font-name="Inter" fo:font-size="14pt" fo:font-weight="normal" style:font-name-asian="Inter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line-height="150%"/>
      <style:text-properties officeooo:paragraph-rsid="001bdc4e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style:font-name="Cantarell" fo:font-size="16pt" fo:font-weight="normal" style:font-name-asian="Cantarell" style:font-size-asian="16pt" style:font-weight-asian="normal" style:font-size-complex="16pt" style:font-weight-complex="normal"/>
    </style:style>
    <style:style style:name="T3" style:family="text">
      <style:text-properties style:font-name="Inter" style:font-name-asian="Inter"/>
    </style:style>
    <style:style style:name="T4" style:family="text">
      <style:text-properties style:font-name="Inter" fo:font-size="16pt" fo:font-weight="normal" style:font-name-asian="Inter" style:font-size-asian="16pt" style:font-weight-asian="normal" style:font-size-complex="16pt" style:font-weight-complex="normal"/>
    </style:style>
    <style:style style:name="T5" style:family="text">
      <style:text-properties style:font-name="Inter" fo:font-weight="normal" style:font-name-asian="Inter" style:font-weight-asian="normal" style:font-weight-complex="normal"/>
    </style:style>
    <style:style style:name="T6" style:family="text">
      <style:text-properties style:font-name="Inter" fo:font-size="14pt" fo:font-weight="normal" style:font-name-asian="Inter" style:font-size-asian="14pt" style:font-weight-asian="normal" style:font-size-complex="14pt" style:font-weight-complex="normal"/>
    </style:style>
    <style:style style:name="T7" style:family="text">
      <style:text-properties style:font-name="Inter" fo:font-size="14pt" style:font-name-asian="Inter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6"><text:line-break/>这是一个鲜活而不断更新的思想项目，旨在探讨人的问题以及对历史的理解。<text:line-break/>它并不声称掌握最终真理，也不因固执而捍卫某种观点，<text:line-break/>而是坚持思想上的诚实、伦理上的责任，<text:line-break/>并承认思想有权在理解需要时不断反思与更新。</text:span></text:span></text:p>
      <text:p text:style-name="P1">本项目并非源于现成的意识形态，<text:line-break/>而是源于一个关于人的根本问题：<text:line-break/>我们如何在不失去人性的前提下理解历史？<text:line-break/>又如何在不歪曲历史的情况下理解人本身？</text:p>
      <text:p text:style-name="P1">本作品以多种语言发布，<text:line-break/>基于这样一种信念：人类思想没有国界，<text:line-break/>而对话始终超越任何单一文化。</text:p>
      <text:p text:style-name="P2"><text:span text:style-name="Strong_20_Emphasis"><text:span text:style-name="T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nter" svg:font-family="Inte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30T18:53:49.326719403</meta:creation-date>
    <dc:date>2026-01-07T19:19:31.291069591</dc:date>
    <meta:editing-duration>PT34M34S</meta:editing-duration>
    <meta:editing-cycles>15</meta:editing-cycles>
    <meta:generator>LibreOffice/7.4.7.2$Linux_X86_64 LibreOffice_project/40$Build-2</meta:generator>
    <meta:document-statistic meta:table-count="0" meta:image-count="0" meta:object-count="0" meta:page-count="1" meta:paragraph-count="3" meta:word-count="209" meta:character-count="218" meta:non-whitespace-character-count="209"/>
  </office:meta>
</office:document-meta>
</file>